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1.1839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142in" svg:y="18.1516in">
            <draw:object draw:notify-on-update-of-ranges="Sheet1.A2:Sheet1.A102 Sheet1.G2:Sheet1.G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0453in" svg:y="18.2772in">
            <draw:object draw:notify-on-update-of-ranges="Sheet1.M2:Sheet1.M102 Sheet1.S2:Sheet1.S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spera_carga</text:p>
          </table:table-cell>
          <table:table-cell office:value-type="string" calcext:value-type="string">
            <text:p>espera_descarga</text:p>
          </table:table-cell>
          <table:table-cell office:value-type="string" calcext:value-type="string">
            <text:p>procesados</text:p>
          </table:table-cell>
          <table:table-cell office:value-type="string" calcext:value-type="string">
            <text:p>estancia</text:p>
          </table:table-cell>
          <table:table-cell office:value-type="string" calcext:value-type="string">
            <text:p>porcent_ocio</text:p>
          </table:table-cell>
          <table:table-cell/>
          <table:table-cell office:value-type="string" calcext:value-type="string">
            <text:p>espera_carga</text:p>
          </table:table-cell>
          <table:table-cell office:value-type="string" calcext:value-type="string">
            <text:p>espera_descarga</text:p>
          </table:table-cell>
          <table:table-cell office:value-type="string" calcext:value-type="string">
            <text:p>procesados</text:p>
          </table:table-cell>
          <table:table-cell office:value-type="string" calcext:value-type="string">
            <text:p>estancia</text:p>
          </table:table-cell>
          <table:table-cell office:value-type="string" calcext:value-type="string">
            <text:p>porcent_ocio</text:p>
          </table:table-cell>
          <table:table-cell/>
          <table:table-cell office:value-type="string" calcext:value-type="string">
            <text:p>espera_carga</text:p>
          </table:table-cell>
          <table:table-cell office:value-type="string" calcext:value-type="string">
            <text:p>espera_descarga</text:p>
          </table:table-cell>
          <table:table-cell office:value-type="string" calcext:value-type="string">
            <text:p>procesados</text:p>
          </table:table-cell>
          <table:table-cell office:value-type="string" calcext:value-type="string">
            <text:p>estancia</text:p>
          </table:table-cell>
          <table:table-cell office:value-type="string" calcext:value-type="string">
            <text:p>porcent_ocio</text:p>
          </table:table-cell>
          <table:table-cell/>
          <table:table-cell office:value-type="string" calcext:value-type="string">
            <text:p>espera_carga</text:p>
          </table:table-cell>
          <table:table-cell office:value-type="string" calcext:value-type="string">
            <text:p>espera_descarga</text:p>
          </table:table-cell>
          <table:table-cell office:value-type="string" calcext:value-type="string">
            <text:p>procesados</text:p>
          </table:table-cell>
          <table:table-cell office:value-type="string" calcext:value-type="string">
            <text:p>estancia</text:p>
          </table:table-cell>
          <table:table-cell office:value-type="string" calcext:value-type="string">
            <text:p>porcent_ocio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183199" calcext:value-type="float">
            <text:p>0.183199</text:p>
          </table:table-cell>
          <table:table-cell office:value-type="float" office:value="0.106242" calcext:value-type="float">
            <text:p>0.106242</text:p>
          </table:table-cell>
          <table:table-cell office:value-type="float" office:value="91" calcext:value-type="float">
            <text:p>91</text:p>
          </table:table-cell>
          <table:table-cell office:value-type="float" office:value="7.520236" calcext:value-type="float">
            <text:p>7.520236</text:p>
          </table:table-cell>
          <table:table-cell office:value-type="float" office:value="53.146687" calcext:value-type="float">
            <text:p>53.146687</text:p>
          </table:table-cell>
          <table:table-cell/>
          <table:table-cell office:value-type="float" office:value="0.33893" calcext:value-type="float">
            <text:p>0.33893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86" calcext:value-type="float">
            <text:p>86</text:p>
          </table:table-cell>
          <table:table-cell office:value-type="float" office:value="5.818065" calcext:value-type="float">
            <text:p>5.818065</text:p>
          </table:table-cell>
          <table:table-cell office:value-type="float" office:value="55.926594" calcext:value-type="float">
            <text:p>55.926594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077837" calcext:value-type="float">
            <text:p>0.077837</text:p>
          </table:table-cell>
          <table:table-cell office:value-type="float" office:value="0.049744" calcext:value-type="float">
            <text:p>0.049744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6.471511" calcext:value-type="float">
            <text:p>6.471511</text:p>
          </table:table-cell>
          <table:table-cell office:value-type="float" office:value="66.985947" calcext:value-type="float">
            <text:p>66.985947</text:p>
          </table:table-cell>
          <table:table-cell/>
          <table:table-cell office:value-type="float" office:value="0.171047" calcext:value-type="float">
            <text:p>0.171047</text:p>
          </table:table-cell>
          <table:table-cell office:value-type="float" office:value="0.103242" calcext:value-type="float">
            <text:p>0.10324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4.842575" calcext:value-type="float">
            <text:p>4.842575</text:p>
          </table:table-cell>
          <table:table-cell office:value-type="float" office:value="58.811272" calcext:value-type="float">
            <text:p>58.811272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>
          <table:table-cell office:value-type="float" office:value="0.043814" calcext:value-type="float">
            <text:p>0.043814</text:p>
          </table:table-cell>
          <table:table-cell office:value-type="float" office:value="0.039458" calcext:value-type="float">
            <text:p>0.039458</text:p>
          </table:table-cell>
          <table:table-cell office:value-type="float" office:value="74" calcext:value-type="float">
            <text:p>74</text:p>
          </table:table-cell>
          <table:table-cell office:value-type="float" office:value="5.829797" calcext:value-type="float">
            <text:p>5.829797</text:p>
          </table:table-cell>
          <table:table-cell office:value-type="float" office:value="79.420212" calcext:value-type="float">
            <text:p>79.420212</text:p>
          </table:table-cell>
          <table:table-cell/>
          <table:table-cell office:value-type="float" office:value="0.133593" calcext:value-type="float">
            <text:p>0.133593</text:p>
          </table:table-cell>
          <table:table-cell office:value-type="float" office:value="0.112583" calcext:value-type="float">
            <text:p>0.112583</text:p>
          </table:table-cell>
          <table:table-cell office:value-type="float" office:value="79" calcext:value-type="float">
            <text:p>79</text:p>
          </table:table-cell>
          <table:table-cell office:value-type="float" office:value="4.669779" calcext:value-type="float">
            <text:p>4.669779</text:p>
          </table:table-cell>
          <table:table-cell office:value-type="float" office:value="60.948193" calcext:value-type="float">
            <text:p>60.948193</text:p>
          </table:table-cell>
          <table:table-cell/>
          <table:table-cell office:value-type="float" office:value="0.147117" calcext:value-type="float">
            <text:p>0.147117</text:p>
          </table:table-cell>
          <table:table-cell office:value-type="float" office:value="0.064641" calcext:value-type="float">
            <text:p>0.064641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8.038651" calcext:value-type="float">
            <text:p>68.038651</text:p>
          </table:table-cell>
          <table:table-cell/>
          <table:table-cell office:value-type="float" office:value="0.25237" calcext:value-type="float">
            <text:p>0.25237</text:p>
          </table:table-cell>
          <table:table-cell office:value-type="float" office:value="0.142018" calcext:value-type="float">
            <text:p>0.142018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.414526" calcext:value-type="float">
            <text:p>5.414526</text:p>
          </table:table-cell>
          <table:table-cell office:value-type="float" office:value="53.095177" calcext:value-type="float">
            <text:p>53.095177</text:p>
          </table:table-cell>
        </table:table-row>
        <table:table-row table:style-name="ro1" table:number-rows-repeated="104847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32:10.817356996</meta:creation-date>
    <dc:date>2022-12-06T14:01:22.164264205</dc:date>
    <meta:editing-duration>PT35M52S</meta:editing-duration>
    <meta:editing-cycles>4</meta:editing-cycles>
    <meta:generator>LibreOffice/7.4.3.2$Linux_X86_64 LibreOffice_project/40$Build-2</meta:generator>
    <meta:document-statistic meta:table-count="1" meta:cell-count="204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45cm" svg:y="0.315cm" chart:style-name="ch2">
          <text:p>Numero de trabajos en espera de carga con 1 simulacion 100 veces</text:p>
        </chart:title>
        <chart:legend chart:legend-position="end" svg:x="12.222cm" svg:y="3.952cm" style:legend-expansion="high" chart:style-name="ch3"/>
        <chart:plot-area chart:style-name="ch4" table:cell-range-address="Sheet1.A2:Sheet1.A102 Sheet1.G2:Sheet1.G102" chart:data-source-has-labels="row" svg:x="1.331cm" svg:y="1.778cm" svg:width="10.571cm" svg:height="6.061cm">
          <chart:coordinate-region svg:x="2.243cm" svg:y="1.977cm" svg:width="9.659cm" svg:height="5.07cm"/>
          <chart:axis chart:dimension="x" chart:name="primary-x" chart:style-name="ch5">
            <chart:title svg:x="5.606cm" svg:y="8.019cm" chart:style-name="ch6">
              <text:p>Repeticiones</text:p>
            </chart:title>
          </chart:axis>
          <chart:axis chart:dimension="y" chart:name="primary-y" chart:style-name="ch5">
            <chart:title svg:x="0.451cm" svg:y="6.294cm" chart:style-name="ch7">
              <text:p>Número de trabajos</text:p>
            </chart:title>
            <chart:grid chart:style-name="ch8" chart:class="major"/>
          </chart:axis>
          <chart:series chart:style-name="ch9" chart:values-cell-range-address="Sheet1.A2:Sheet1.A102" loext:label-string="espera_carga_a" chart:class="chart:line">
            <chart:data-point chart:repeated="101"/>
          </chart:series>
          <chart:series chart:style-name="ch10" chart:values-cell-range-address="Sheet1.G2:Sheet1.G102" loext:label-string="espera_carga_b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_carga_a</text:p>
              </table:table-cell>
              <table:table-cell office:value-type="string">
                <text:p>espera_carga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199">
                <text:p>0.183199</text:p>
                <draw:g>
                  <svg:desc>Sheet1.A2:Sheet1.A102</svg:desc>
                </draw:g>
              </table:table-cell>
              <table:table-cell office:value-type="float" office:value="0.33893">
                <text:p>0.33893</text:p>
                <draw:g>
                  <svg:desc>Sheet1.G2:Sheet1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199">
                <text:p>0.183199</text:p>
              </table:table-cell>
              <table:table-cell office:value-type="float" office:value="0.33893">
                <text:p>0.33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3814">
                <text:p>0.043814</text:p>
              </table:table-cell>
              <table:table-cell office:value-type="float" office:value="0.133593">
                <text:p>0.133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06cm" svg:y="0.315cm" chart:style-name="ch2">
          <text:p>Numero de trabajos en espera de carga con 5 simulaciones 100 veces</text:p>
        </chart:title>
        <chart:legend chart:legend-position="end" svg:x="12.222cm" svg:y="3.952cm" style:legend-expansion="high" chart:style-name="ch3"/>
        <chart:plot-area chart:style-name="ch4" table:cell-range-address="Sheet1.M2:Sheet1.M102 Sheet1.S2:Sheet1.S102" chart:data-source-has-labels="row" svg:x="1.331cm" svg:y="1.778cm" svg:width="10.571cm" svg:height="6.061cm">
          <chart:coordinate-region svg:x="2.243cm" svg:y="1.978cm" svg:width="9.659cm" svg:height="5.069cm"/>
          <chart:axis chart:dimension="x" chart:name="primary-x" chart:style-name="ch5">
            <chart:title svg:x="5.606cm" svg:y="8.019cm" chart:style-name="ch6">
              <text:p>Repeticiones</text:p>
            </chart:title>
          </chart:axis>
          <chart:axis chart:dimension="y" chart:name="primary-y" chart:style-name="ch5">
            <chart:title svg:x="0.451cm" svg:y="6.294cm" chart:style-name="ch7">
              <text:p>Número de trabajos</text:p>
            </chart:title>
            <chart:grid chart:style-name="ch8" chart:class="major"/>
          </chart:axis>
          <chart:series chart:style-name="ch9" chart:values-cell-range-address="Sheet1.M2:Sheet1.M102" loext:label-string="espera_carga_a" chart:class="chart:line">
            <chart:data-point chart:repeated="101"/>
          </chart:series>
          <chart:series chart:style-name="ch10" chart:values-cell-range-address="Sheet1.S2:Sheet1.S102" loext:label-string="espera_carga_b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_carga_a</text:p>
              </table:table-cell>
              <table:table-cell office:value-type="string">
                <text:p>espera_carga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837">
                <text:p>0.077837</text:p>
                <draw:g>
                  <svg:desc>Sheet1.M2:Sheet1.M102</svg:desc>
                </draw:g>
              </table:table-cell>
              <table:table-cell office:value-type="float" office:value="0.171047">
                <text:p>0.171047</text:p>
                <draw:g>
                  <svg:desc>Sheet1.S2:Sheet1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7837">
                <text:p>0.077837</text:p>
              </table:table-cell>
              <table:table-cell office:value-type="float" office:value="0.171047">
                <text:p>0.171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7117">
                <text:p>0.147117</text:p>
              </table:table-cell>
              <table:table-cell office:value-type="float" office:value="0.25237">
                <text:p>0.25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